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00ff66"/>
    </style:style>
    <style:style style:name="ce4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00">
      <style:table-cell-properties fo:background-color="#ff33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33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.</text:p>
          </table:table-cell>
          <table:table-cell table:style-name="ce2" office:value-type="string" calcext:value-type="string">
            <text:p>Instr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Funct7</text:p>
          </table:table-cell>
          <table:table-cell table:style-name="ce2" office:value-type="string" calcext:value-type="string">
            <text:p>Funct3</text:p>
          </table:table-cell>
          <table:table-cell table:style-name="ce5" office:value-type="string" calcext:value-type="string">
            <text:p>ALUOp</text:p>
          </table:table-cell>
          <table:table-cell table:style-name="ce2" office:value-type="string" calcext:value-type="string">
            <text:p>RegWrite</text:p>
          </table:table-cell>
          <table:table-cell table:style-name="ce5" office:value-type="string" calcext:value-type="string">
            <text:p>MemWrite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St_cntr</text:p>
          </table:table-cell>
          <table:table-cell table:style-name="ce2" office:value-type="string" calcext:value-type="string">
            <text:p>Ld_cntr</text:p>
          </table:table-cell>
          <table:table-cell table:style-name="ce2" office:value-type="string" calcext:value-type="string">
            <text:p>ALUA</text:p>
          </table:table-cell>
          <table:table-cell table:style-name="ce2" office:value-type="string" calcext:value-type="string">
            <text:p>ALUB</text:p>
          </table:table-cell>
          <table:table-cell table:style-name="ce5" office:value-type="string" calcext:value-type="string">
            <text:p>Imm</text:p>
          </table:table-cell>
          <table:table-cell table:style-name="ce5" office:value-type="string" calcext:value-type="string">
            <text:p>BranchOp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alr</text:p>
          </table:table-cell>
          <table:table-cell table:style-name="ce2" office:value-type="string" calcext:value-type="string">
            <text:p>Alu_cntr</text:p>
          </table:table-cell>
          <table:table-cell table:style-name="ce2" office:value-type="string" calcext:value-type="string">
            <text:p>Branch_cntr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style-name="ce3"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</text:p>
          </table:table-cell>
          <table:table-cell table:style-name="ce3" office:value-type="string" calcext:value-type="string">
            <text:p>lh 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</text:p>
          </table:table-cell>
          <table:table-cell table:style-name="ce3"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table:style-name="ce3"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table:style-name="ce3"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0010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table:style-name="ce3"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3</text:p>
          </table:table-cell>
          <table:table-cell table:style-name="ce3"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4</text:p>
          </table:table-cell>
          <table:table-cell table:style-name="ce3"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</text:p>
          </table:table-cell>
          <table:table-cell table:style-name="ce3"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table:style-name="ce3"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table:style-name="ce3"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2</text:p>
          </table:table-cell>
          <table:table-cell table:style-name="ce3"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3</text:p>
          </table:table-cell>
          <table:table-cell table:style-name="ce3"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4</text:p>
          </table:table-cell>
          <table:table-cell table:style-name="ce3"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5</text:p>
          </table:table-cell>
          <table:table-cell table:style-name="ce3"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7</text:p>
          </table:table-cell>
          <table:table-cell table:style-name="ce3" office:value-type="string" calcext:value-type="string">
            <text:p>sl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8</text:p>
          </table:table-cell>
          <table:table-cell table:style-name="ce3"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style-name="ce3"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1</text:p>
          </table:table-cell>
          <table:table-cell table:style-name="ce3"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2</text:p>
          </table:table-cell>
          <table:table-cell table:style-name="ce3"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</text:p>
          </table:table-cell>
          <table:table-cell table:style-name="ce3"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</text:p>
          </table:table-cell>
          <table:table-cell table:style-name="ce3"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5</text:p>
          </table:table-cell>
          <table:table-cell table:style-name="ce3"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style-name="ce3"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7</text:p>
          </table:table-cell>
          <table:table-cell table:style-name="ce3"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verified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D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/00/0000</text:date>, <text:time style:data-style-name="N2" text:time-value="03:21:47.312029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1:58:59.799803506</meta:creation-date>
    <dc:date>2021-04-15T03:27:09.410557101</dc:date>
    <meta:editing-duration>PT2H53M45S</meta:editing-duration>
    <meta:editing-cycles>30</meta:editing-cycles>
    <meta:generator>LibreOffice/5.1.6.2$Linux_X86_64 LibreOffice_project/10m0$Build-2</meta:generator>
    <meta:document-statistic meta:table-count="1" meta:cell-count="724" meta:object-count="0"/>
  </office:meta>
</office:document-meta>
</file>